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utra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TC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(gas)=TCG+E</text:p>
          </table:table-cell>
          <table:table-cell office:value-type="string" calcext:value-type="string">
            <text:p>dG(sol)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043924" calcext:value-type="float">
            <text:p>0.043924</text:p>
          </table:table-cell>
          <table:table-cell office:value-type="float" office:value="-230.103291" calcext:value-type="float">
            <text:p>-230.103291</text:p>
          </table:table-cell>
          <table:table-cell office:value-type="float" office:value="-230.059367" calcext:value-type="float">
            <text:p>-230.059367</text:p>
          </table:table-cell>
          <table:table-cell office:value-type="float" office:value="-1.85" calcext:value-type="float">
            <text:p>-1.8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039644" calcext:value-type="float">
            <text:p>0.039644</text:p>
          </table:table-cell>
          <table:table-cell office:value-type="float" office:value="-553.091679" calcext:value-type="float">
            <text:p>-553.091679</text:p>
          </table:table-cell>
          <table:table-cell office:value-type="float" office:value="-553.052035" calcext:value-type="float">
            <text:p>-553.052035</text:p>
          </table:table-cell>
          <table:table-cell office:value-type="float" office:value="-2.85" calcext:value-type="float">
            <text:p>-2.85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0.081655" calcext:value-type="float">
            <text:p>0.081655</text:p>
          </table:table-cell>
          <table:table-cell office:value-type="float" office:value="-249.565554" calcext:value-type="float">
            <text:p>-249.565554</text:p>
          </table:table-cell>
          <table:table-cell office:value-type="float" office:value="-249.483899" calcext:value-type="float">
            <text:p>-249.483899</text:p>
          </table:table-cell>
          <table:table-cell office:value-type="float" office:value="-1.64" calcext:value-type="float">
            <text:p>-1.64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0.123395" calcext:value-type="float">
            <text:p>0.123395</text:p>
          </table:table-cell>
          <table:table-cell office:value-type="float" office:value="-344.221083" calcext:value-type="float">
            <text:p>-344.221083</text:p>
          </table:table-cell>
          <table:table-cell office:value-type="float" office:value="-344.097688" calcext:value-type="float">
            <text:p>-344.09768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0.070336" calcext:value-type="float">
            <text:p>0.070336</text:p>
          </table:table-cell>
          <table:table-cell office:value-type="float" office:value="-265.619103" calcext:value-type="float">
            <text:p>-265.619103</text:p>
          </table:table-cell>
          <table:table-cell office:value-type="float" office:value="-265.548767" calcext:value-type="float">
            <text:p>-265.548767</text:p>
          </table:table-cell>
          <table:table-cell office:value-type="float" office:value="-5.92" calcext:value-type="float">
            <text:p>-5.92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0.028211" calcext:value-type="float">
            <text:p>0.028211</text:p>
          </table:table-cell>
          <table:table-cell office:value-type="float" office:value="-569.139945" calcext:value-type="float">
            <text:p>-569.139945</text:p>
          </table:table-cell>
          <table:table-cell office:value-type="float" office:value="-569.111734" calcext:value-type="float">
            <text:p>-569.111734</text:p>
          </table:table-cell>
          <table:table-cell office:value-type="float" office:value="-5.08" calcext:value-type="float">
            <text:p>-5.08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0.032581" calcext:value-type="float">
            <text:p>0.032581</text:p>
          </table:table-cell>
          <table:table-cell office:value-type="float" office:value="-246.15685" calcext:value-type="float">
            <text:p>-246.15685</text:p>
          </table:table-cell>
          <table:table-cell office:value-type="float" office:value="-246.124269" calcext:value-type="float">
            <text:p>-246.124269</text:p>
          </table:table-cell>
          <table:table-cell office:value-type="float" office:value="-4.48" calcext:value-type="float">
            <text:p>-4.48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0.070076" calcext:value-type="float">
            <text:p>0.070076</text:p>
          </table:table-cell>
          <table:table-cell office:value-type="float" office:value="-265.604628" calcext:value-type="float">
            <text:p>-265.604628</text:p>
          </table:table-cell>
          <table:table-cell office:value-type="float" office:value="-265.534552" calcext:value-type="float">
            <text:p>-265.534552</text:p>
          </table:table-cell>
          <table:table-cell office:value-type="float" office:value="-3.73" calcext:value-type="float">
            <text:p>-3.73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0.123392" calcext:value-type="float">
            <text:p>0.123392</text:p>
          </table:table-cell>
          <table:table-cell office:value-type="float" office:value="-344.260997" calcext:value-type="float">
            <text:p>-344.260997</text:p>
          </table:table-cell>
          <table:table-cell office:value-type="float" office:value="-344.137605" calcext:value-type="float">
            <text:p>-344.137605</text:p>
          </table:table-cell>
          <table:table-cell office:value-type="float" office:value="-1.03" calcext:value-type="float">
            <text:p>-1.03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0.028136" calcext:value-type="float">
            <text:p>0.028136</text:p>
          </table:table-cell>
          <table:table-cell office:value-type="float" office:value="-569.136664" calcext:value-type="float">
            <text:p>-569.136664</text:p>
          </table:table-cell>
          <table:table-cell office:value-type="float" office:value="-569.108528" calcext:value-type="float">
            <text:p>-569.108528</text:p>
          </table:table-cell>
          <table:table-cell office:value-type="float" office:value="-5.31" calcext:value-type="float">
            <text:p>-5.31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0.031935" calcext:value-type="float">
            <text:p>0.031935</text:p>
          </table:table-cell>
          <table:table-cell office:value-type="float" office:value="-246.120564" calcext:value-type="float">
            <text:p>-246.120564</text:p>
          </table:table-cell>
          <table:table-cell office:value-type="float" office:value="-246.088629" calcext:value-type="float">
            <text:p>-246.088629</text:p>
          </table:table-cell>
          <table:table-cell office:value-type="float" office:value="-5.12" calcext:value-type="float">
            <text:p>-5.12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0.11255" calcext:value-type="float">
            <text:p>0.11255</text:p>
          </table:table-cell>
          <table:table-cell office:value-type="float" office:value="-360.317302" calcext:value-type="float">
            <text:p>-360.317302</text:p>
          </table:table-cell>
          <table:table-cell office:value-type="float" office:value="-360.204752" calcext:value-type="float">
            <text:p>-360.204752</text:p>
          </table:table-cell>
          <table:table-cell office:value-type="float" office:value="-4.13" calcext:value-type="float">
            <text:p>-4.13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0.172107" calcext:value-type="float">
            <text:p>0.172107</text:p>
          </table:table-cell>
          <table:table-cell office:value-type="float" office:value="-556.192292" calcext:value-type="float">
            <text:p>-556.192292</text:p>
          </table:table-cell>
          <table:table-cell office:value-type="float" office:value="-556.020185" calcext:value-type="float">
            <text:p>-556.020185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0.160384" calcext:value-type="float">
            <text:p>0.160384</text:p>
          </table:table-cell>
          <table:table-cell office:value-type="float" office:value="-572.224231" calcext:value-type="float">
            <text:p>-572.224231</text:p>
          </table:table-cell>
          <table:table-cell office:value-type="float" office:value="-572.063847" calcext:value-type="float">
            <text:p>-572.063847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float" office:value="0.160577" calcext:value-type="float">
            <text:p>0.160577</text:p>
          </table:table-cell>
          <table:table-cell office:value-type="float" office:value="-572.242851" calcext:value-type="float">
            <text:p>-572.242851</text:p>
          </table:table-cell>
          <table:table-cell office:value-type="float" office:value="-572.082274" calcext:value-type="float">
            <text:p>-572.082274</text:p>
          </table:table-cell>
          <table:table-cell office:value-type="float" office:value="-0.95" calcext:value-type="float">
            <text:p>-0.95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0.073305" calcext:value-type="float">
            <text:p>0.073305</text:p>
          </table:table-cell>
          <table:table-cell office:value-type="float" office:value="-232.3268163" calcext:value-type="float">
            <text:p>-232.3268163</text:p>
          </table:table-cell>
          <table:table-cell office:value-type="float" office:value="-232.2535113" calcext:value-type="float">
            <text:p>-232.2535113</text:p>
          </table:table-cell>
          <table:table-cell office:value-type="float" office:value="-0.67" calcext:value-type="float">
            <text:p>-0.67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0.061634" calcext:value-type="float">
            <text:p>0.061634</text:p>
          </table:table-cell>
          <table:table-cell office:value-type="float" office:value="-248.3672875" calcext:value-type="float">
            <text:p>-248.3672875</text:p>
          </table:table-cell>
          <table:table-cell office:value-type="float" office:value="-248.3056535" calcext:value-type="float">
            <text:p>-248.3056535</text:p>
          </table:table-cell>
          <table:table-cell office:value-type="float" office:value="-3.11" calcext:value-type="float">
            <text:p>-3.11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0.048968" calcext:value-type="float">
            <text:p>0.048968</text:p>
          </table:table-cell>
          <table:table-cell office:value-type="float" office:value="-264.3745044" calcext:value-type="float">
            <text:p>-264.3745044</text:p>
          </table:table-cell>
          <table:table-cell office:value-type="float" office:value="-264.3255364" calcext:value-type="float">
            <text:p>-264.3255364</text:p>
          </table:table-cell>
          <table:table-cell office:value-type="float" office:value="-6.92" calcext:value-type="float">
            <text:p>-6.92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0.049916" calcext:value-type="float">
            <text:p>0.049916</text:p>
          </table:table-cell>
          <table:table-cell office:value-type="float" office:value="-264.4106342" calcext:value-type="float">
            <text:p>-264.4106342</text:p>
          </table:table-cell>
          <table:table-cell office:value-type="float" office:value="-264.3607182" calcext:value-type="float">
            <text:p>-264.3607182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0.049697" calcext:value-type="float">
            <text:p>0.049697</text:p>
          </table:table-cell>
          <table:table-cell office:value-type="float" office:value="-264.4040257" calcext:value-type="float">
            <text:p>-264.4040257</text:p>
          </table:table-cell>
          <table:table-cell office:value-type="float" office:value="-264.3543287" calcext:value-type="float">
            <text:p>-264.3543287</text:p>
          </table:table-cell>
          <table:table-cell office:value-type="float" office:value="-4.04" calcext:value-type="float">
            <text:p>-4.04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0.038232" calcext:value-type="float">
            <text:p>0.038232</text:p>
          </table:table-cell>
          <table:table-cell office:value-type="float" office:value="-280.4567187" calcext:value-type="float">
            <text:p>-280.4567187</text:p>
          </table:table-cell>
          <table:table-cell office:value-type="float" office:value="-280.4184867" calcext:value-type="float">
            <text:p>-280.4184867</text:p>
          </table:table-cell>
          <table:table-cell office:value-type="float" office:value="-5.53" calcext:value-type="float">
            <text:p>-5.53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0.0361" calcext:value-type="float">
            <text:p>0.0361</text:p>
          </table:table-cell>
          <table:table-cell office:value-type="float" office:value="-280.3879085" calcext:value-type="float">
            <text:p>-280.3879085</text:p>
          </table:table-cell>
          <table:table-cell office:value-type="float" office:value="-280.3518085" calcext:value-type="float">
            <text:p>-280.3518085</text:p>
          </table:table-cell>
          <table:table-cell office:value-type="float" office:value="-8.73" calcext:value-type="float">
            <text:p>-8.73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0.037022" calcext:value-type="float">
            <text:p>0.037022</text:p>
          </table:table-cell>
          <table:table-cell office:value-type="float" office:value="-280.4138576" calcext:value-type="float">
            <text:p>-280.4138576</text:p>
          </table:table-cell>
          <table:table-cell office:value-type="float" office:value="-280.3768356" calcext:value-type="float">
            <text:p>-280.3768356</text:p>
          </table:table-cell>
          <table:table-cell office:value-type="float" office:value="-6.79" calcext:value-type="float">
            <text:p>-6.79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0.063783" calcext:value-type="float">
            <text:p>0.063783</text:p>
          </table:table-cell>
          <table:table-cell office:value-type="float" office:value="-331.600527" calcext:value-type="float">
            <text:p>-331.600527</text:p>
          </table:table-cell>
          <table:table-cell office:value-type="float" office:value="-331.536744" calcext:value-type="float">
            <text:p>-331.536744</text:p>
          </table:table-cell>
          <table:table-cell office:value-type="float" office:value="-0.86" calcext:value-type="float">
            <text:p>-0.86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0.069163" calcext:value-type="float">
            <text:p>0.069163</text:p>
          </table:table-cell>
          <table:table-cell office:value-type="float" office:value="-324.598351" calcext:value-type="float">
            <text:p>-324.598351</text:p>
          </table:table-cell>
          <table:table-cell office:value-type="float" office:value="-324.529188" calcext:value-type="float">
            <text:p>-324.529188</text:p>
          </table:table-cell>
          <table:table-cell office:value-type="float" office:value="-3.99" calcext:value-type="float">
            <text:p>-3.99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0.071781" calcext:value-type="float">
            <text:p>0.071781</text:p>
          </table:table-cell>
          <table:table-cell office:value-type="float" office:value="-436.9026061" calcext:value-type="float">
            <text:p>-436.9026061</text:p>
          </table:table-cell>
          <table:table-cell office:value-type="float" office:value="-436.8308251" calcext:value-type="float">
            <text:p>-436.8308251</text:p>
          </table:table-cell>
          <table:table-cell office:value-type="float" office:value="-4.23" calcext:value-type="float">
            <text:p>-4.23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0.102253" calcext:value-type="float">
            <text:p>0.102253</text:p>
          </table:table-cell>
          <table:table-cell office:value-type="float" office:value="-309.7516856" calcext:value-type="float">
            <text:p>-309.7516856</text:p>
          </table:table-cell>
          <table:table-cell office:value-type="float" office:value="-309.6494326" calcext:value-type="float">
            <text:p>-309.6494326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float" office:value="0.07153" calcext:value-type="float">
            <text:p>0.07153</text:p>
          </table:table-cell>
          <table:table-cell office:value-type="float" office:value="-569.4933515" calcext:value-type="float">
            <text:p>-569.4933515</text:p>
          </table:table-cell>
          <table:table-cell office:value-type="float" office:value="-569.4218215" calcext:value-type="float">
            <text:p>-569.4218215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float" office:value="0.0543" calcext:value-type="float">
            <text:p>0.0543</text:p>
          </table:table-cell>
          <table:table-cell office:value-type="float" office:value="-430.8671156" calcext:value-type="float">
            <text:p>-430.8671156</text:p>
          </table:table-cell>
          <table:table-cell office:value-type="float" office:value="-430.8128156" calcext:value-type="float">
            <text:p>-430.8128156</text:p>
          </table:table-cell>
          <table:table-cell office:value-type="float" office:value="-1.17" calcext:value-type="float">
            <text:p>-1.17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office:value-type="float" office:value="0.054311" calcext:value-type="float">
            <text:p>0.054311</text:p>
          </table:table-cell>
          <table:table-cell office:value-type="float" office:value="-430.8730893" calcext:value-type="float">
            <text:p>-430.8730893</text:p>
          </table:table-cell>
          <table:table-cell office:value-type="float" office:value="-430.8187783" calcext:value-type="float">
            <text:p>-430.8187783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office:value-type="float" office:value="0.060728" calcext:value-type="float">
            <text:p>0.060728</text:p>
          </table:table-cell>
          <table:table-cell office:value-type="float" office:value="-428.5472236" calcext:value-type="float">
            <text:p>-428.5472236</text:p>
          </table:table-cell>
          <table:table-cell office:value-type="float" office:value="-428.486496" calcext:value-type="float">
            <text:p>-428.486496</text:p>
          </table:table-cell>
          <table:table-cell office:value-type="float" office:value="-1.02" calcext:value-type="float">
            <text:p>-1.02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office:value-type="float" office:value="0.03145" calcext:value-type="float">
            <text:p>0.03145</text:p>
          </table:table-cell>
          <table:table-cell office:value-type="float" office:value="-725.1763212" calcext:value-type="float">
            <text:p>-725.1763212</text:p>
          </table:table-cell>
          <table:table-cell office:value-type="float" office:value="-725.144871" calcext:value-type="float">
            <text:p>-725.144871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office:value-type="float" office:value="0.044773" calcext:value-type="float">
            <text:p>0.044773</text:p>
          </table:table-cell>
          <table:table-cell office:value-type="float" office:value="-530.1327056" calcext:value-type="float">
            <text:p>-530.1327056</text:p>
          </table:table-cell>
          <table:table-cell office:value-type="float" office:value="-530.0879326" calcext:value-type="float">
            <text:p>-530.0879326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office:value-type="float" office:value="0.044775" calcext:value-type="float">
            <text:p>0.044775</text:p>
          </table:table-cell>
          <table:table-cell office:value-type="float" office:value="-530.1377591" calcext:value-type="float">
            <text:p>-530.1377591</text:p>
          </table:table-cell>
          <table:table-cell office:value-type="float" office:value="-530.0929841" calcext:value-type="float">
            <text:p>-530.0929841</text:p>
          </table:table-cell>
          <table:table-cell office:value-type="float" office:value="-1.05" calcext:value-type="float">
            <text:p>-1.05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office:value-type="float" office:value="0.044806" calcext:value-type="float">
            <text:p>0.044806</text:p>
          </table:table-cell>
          <table:table-cell office:value-type="float" office:value="-530.1443961" calcext:value-type="float">
            <text:p>-530.1443961</text:p>
          </table:table-cell>
          <table:table-cell office:value-type="float" office:value="-530.0995901" calcext:value-type="float">
            <text:p>-530.0995901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office:value-type="float" office:value="0.035219" calcext:value-type="float">
            <text:p>0.035219</text:p>
          </table:table-cell>
          <table:table-cell office:value-type="float" office:value="-629.3966392" calcext:value-type="float">
            <text:p>-629.3966392</text:p>
          </table:table-cell>
          <table:table-cell office:value-type="float" office:value="-629.3614202" calcext:value-type="float">
            <text:p>-629.3614202</text:p>
          </table:table-cell>
          <table:table-cell office:value-type="float" office:value="-1.19" calcext:value-type="float">
            <text:p>-1.19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office:value-type="float" office:value="0.035254" calcext:value-type="float">
            <text:p>0.035254</text:p>
          </table:table-cell>
          <table:table-cell office:value-type="float" office:value="-629.4022108" calcext:value-type="float">
            <text:p>-629.4022108</text:p>
          </table:table-cell>
          <table:table-cell office:value-type="float" office:value="-629.3669568" calcext:value-type="float">
            <text:p>-629.3669568</text:p>
          </table:table-cell>
          <table:table-cell office:value-type="float" office:value="-0.78" calcext:value-type="float">
            <text:p>-0.78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office:value-type="float" office:value="0.035249" calcext:value-type="float">
            <text:p>0.035249</text:p>
          </table:table-cell>
          <table:table-cell office:value-type="float" office:value="-629.4015818" calcext:value-type="float">
            <text:p>-629.4015818</text:p>
          </table:table-cell>
          <table:table-cell office:value-type="float" office:value="-629.3663328" calcext:value-type="float">
            <text:p>-629.3663328</text:p>
          </table:table-cell>
          <table:table-cell office:value-type="float" office:value="-1.06" calcext:value-type="float">
            <text:p>-1.0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124929" calcext:value-type="float">
            <text:p>0.124929</text:p>
          </table:table-cell>
          <table:table-cell office:value-type="float" office:value="-403.2598695" calcext:value-type="float">
            <text:p>-403.2598695</text:p>
          </table:table-cell>
          <table:table-cell office:value-type="float" office:value="-403.1349405" calcext:value-type="float">
            <text:p>-403.1349405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.125057" calcext:value-type="float">
            <text:p>0.125057</text:p>
          </table:table-cell>
          <table:table-cell office:value-type="float" office:value="-403.2459995" calcext:value-type="float">
            <text:p>-403.2459995</text:p>
          </table:table-cell>
          <table:table-cell office:value-type="float" office:value="-403.1209425" calcext:value-type="float">
            <text:p>-403.1209425</text:p>
          </table:table-cell>
          <table:table-cell office:value-type="float" office:value="-2.36" calcext:value-type="float">
            <text:p>-2.3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.083361" calcext:value-type="float">
            <text:p>0.083361</text:p>
          </table:table-cell>
          <table:table-cell office:value-type="float" office:value="-706.7860437" calcext:value-type="float">
            <text:p>-706.7860437</text:p>
          </table:table-cell>
          <table:table-cell office:value-type="float" office:value="-706.7026827" calcext:value-type="float">
            <text:p>-706.7026827</text:p>
          </table:table-cell>
          <table:table-cell office:value-type="float" office:value="-2.83" calcext:value-type="float">
            <text:p>-2.8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.08288" calcext:value-type="float">
            <text:p>0.08288</text:p>
          </table:table-cell>
          <table:table-cell office:value-type="float" office:value="-706.7696758" calcext:value-type="float">
            <text:p>-706.7696758</text:p>
          </table:table-cell>
          <table:table-cell office:value-type="float" office:value="-706.6867958" calcext:value-type="float">
            <text:p>-706.6867958</text:p>
          </table:table-cell>
          <table:table-cell office:value-type="float" office:value="-2.73" calcext:value-type="float">
            <text:p>-2.73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0.08752" calcext:value-type="float">
            <text:p>0.08752</text:p>
          </table:table-cell>
          <table:table-cell office:value-type="float" office:value="-383.7999336" calcext:value-type="float">
            <text:p>-383.7999336</text:p>
          </table:table-cell>
          <table:table-cell office:value-type="float" office:value="-383.7124136" calcext:value-type="float">
            <text:p>-383.7124136</text:p>
          </table:table-cell>
          <table:table-cell office:value-type="float" office:value="-1.87" calcext:value-type="float">
            <text:p>-1.87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0.08706" calcext:value-type="float">
            <text:p>0.08706</text:p>
          </table:table-cell>
          <table:table-cell office:value-type="float" office:value="-383.7769134" calcext:value-type="float">
            <text:p>-383.7769134</text:p>
          </table:table-cell>
          <table:table-cell office:value-type="float" office:value="-383.6898534" calcext:value-type="float">
            <text:p>-383.6898534</text:p>
          </table:table-cell>
          <table:table-cell office:value-type="float" office:value="-1.93" calcext:value-type="float">
            <text:p>-1.93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0.0993" calcext:value-type="float">
            <text:p>0.0993</text:p>
          </table:table-cell>
          <table:table-cell office:value-type="float" office:value="-363.9182766" calcext:value-type="float">
            <text:p>-363.9182766</text:p>
          </table:table-cell>
          <table:table-cell office:value-type="float" office:value="-363.8189766" calcext:value-type="float">
            <text:p>-363.8189766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0.090608" calcext:value-type="float">
            <text:p>0.090608</text:p>
          </table:table-cell>
          <table:table-cell office:value-type="float" office:value="-451.4048173" calcext:value-type="float">
            <text:p>-451.4048173</text:p>
          </table:table-cell>
          <table:table-cell office:value-type="float" office:value="-451.3142093" calcext:value-type="float">
            <text:p>-451.3142093</text:p>
          </table:table-cell>
          <table:table-cell office:value-type="float" office:value="-7.51" calcext:value-type="float">
            <text:p>-7.51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0.076138" calcext:value-type="float">
            <text:p>0.076138</text:p>
          </table:table-cell>
          <table:table-cell office:value-type="float" office:value="-399.8542564" calcext:value-type="float">
            <text:p>-399.8542564</text:p>
          </table:table-cell>
          <table:table-cell office:value-type="float" office:value="-399.7781184" calcext:value-type="float">
            <text:p>-399.7781184</text:p>
          </table:table-cell>
          <table:table-cell office:value-type="float" office:value="-3.93" calcext:value-type="float">
            <text:p>-3.93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0.071883" calcext:value-type="float">
            <text:p>0.071883</text:p>
          </table:table-cell>
          <table:table-cell office:value-type="float" office:value="-722.8363105" calcext:value-type="float">
            <text:p>-722.8363105</text:p>
          </table:table-cell>
          <table:table-cell office:value-type="float" office:value="-722.7644275" calcext:value-type="float">
            <text:p>-722.7644275</text:p>
          </table:table-cell>
          <table:table-cell office:value-type="float" office:value="-4.54" calcext:value-type="float">
            <text:p>-4.54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0.114319" calcext:value-type="float">
            <text:p>0.114319</text:p>
          </table:table-cell>
          <table:table-cell office:value-type="float" office:value="-419.3147755" calcext:value-type="float">
            <text:p>-419.3147755</text:p>
          </table:table-cell>
          <table:table-cell office:value-type="float" office:value="-419.2004565" calcext:value-type="float">
            <text:p>-419.2004565</text:p>
          </table:table-cell>
          <table:table-cell office:value-type="float" office:value="-5.3" calcext:value-type="float">
            <text:p>-5.3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0.113464" calcext:value-type="float">
            <text:p>0.113464</text:p>
          </table:table-cell>
          <table:table-cell office:value-type="float" office:value="-419.2930717" calcext:value-type="float">
            <text:p>-419.2930717</text:p>
          </table:table-cell>
          <table:table-cell office:value-type="float" office:value="-419.1796077" calcext:value-type="float">
            <text:p>-419.1796077</text:p>
          </table:table-cell>
          <table:table-cell office:value-type="float" office:value="-2.37" calcext:value-type="float">
            <text:p>-2.37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0.071735" calcext:value-type="float">
            <text:p>0.071735</text:p>
          </table:table-cell>
          <table:table-cell office:value-type="float" office:value="-722.828119" calcext:value-type="float">
            <text:p>-722.828119</text:p>
          </table:table-cell>
          <table:table-cell office:value-type="float" office:value="-722.756384" calcext:value-type="float">
            <text:p>-722.756384</text:p>
          </table:table-cell>
          <table:table-cell office:value-type="float" office:value="-4.85" calcext:value-type="float">
            <text:p>-4.85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0.07537" calcext:value-type="float">
            <text:p>0.07537</text:p>
          </table:table-cell>
          <table:table-cell office:value-type="float" office:value="-399.8130119" calcext:value-type="float">
            <text:p>-399.8130119</text:p>
          </table:table-cell>
          <table:table-cell office:value-type="float" office:value="-399.7376419" calcext:value-type="float">
            <text:p>-399.7376419</text:p>
          </table:table-cell>
          <table:table-cell office:value-type="float" office:value="-4.49" calcext:value-type="float">
            <text:p>-4.49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0.116639" calcext:value-type="float">
            <text:p>0.116639</text:p>
          </table:table-cell>
          <table:table-cell office:value-type="float" office:value="-386.0148104" calcext:value-type="float">
            <text:p>-386.0148104</text:p>
          </table:table-cell>
          <table:table-cell office:value-type="float" office:value="-385.8981714" calcext:value-type="float">
            <text:p>-385.8981714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0.104912" calcext:value-type="float">
            <text:p>0.104912</text:p>
          </table:table-cell>
          <table:table-cell office:value-type="float" office:value="-402.0574292" calcext:value-type="float">
            <text:p>-402.0574292</text:p>
          </table:table-cell>
          <table:table-cell office:value-type="float" office:value="-401.9525172" calcext:value-type="float">
            <text:p>-401.9525172</text:p>
          </table:table-cell>
          <table:table-cell office:value-type="float" office:value="-2.91" calcext:value-type="float">
            <text:p>-2.91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0.104947" calcext:value-type="float">
            <text:p>0.104947</text:p>
          </table:table-cell>
          <table:table-cell office:value-type="float" office:value="-402.0556158" calcext:value-type="float">
            <text:p>-402.0556158</text:p>
          </table:table-cell>
          <table:table-cell office:value-type="float" office:value="-401.9506688" calcext:value-type="float">
            <text:p>-401.9506688</text:p>
          </table:table-cell>
          <table:table-cell office:value-type="float" office:value="-3.03" calcext:value-type="float">
            <text:p>-3.03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0.092969" calcext:value-type="float">
            <text:p>0.092969</text:p>
          </table:table-cell>
          <table:table-cell office:value-type="float" office:value="-418.0963648" calcext:value-type="float">
            <text:p>-418.0963648</text:p>
          </table:table-cell>
          <table:table-cell office:value-type="float" office:value="-418.0033958" calcext:value-type="float">
            <text:p>-418.0033958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0.09229" calcext:value-type="float">
            <text:p>0.09229</text:p>
          </table:table-cell>
          <table:table-cell office:value-type="float" office:value="-418.0635654" calcext:value-type="float">
            <text:p>-418.0635654</text:p>
          </table:table-cell>
          <table:table-cell office:value-type="float" office:value="-417.9712754" calcext:value-type="float">
            <text:p>-417.9712754</text:p>
          </table:table-cell>
          <table:table-cell office:value-type="float" office:value="-5.55" calcext:value-type="float">
            <text:p>-5.55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0.09232" calcext:value-type="float">
            <text:p>0.09232</text:p>
          </table:table-cell>
          <table:table-cell office:value-type="float" office:value="-418.0654773" calcext:value-type="float">
            <text:p>-418.0654773</text:p>
          </table:table-cell>
          <table:table-cell office:value-type="float" office:value="-417.9731573" calcext:value-type="float">
            <text:p>-417.9731573</text:p>
          </table:table-cell>
          <table:table-cell office:value-type="float" office:value="-7.17" calcext:value-type="float">
            <text:p>-7.17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0.093227" calcext:value-type="float">
            <text:p>0.093227</text:p>
          </table:table-cell>
          <table:table-cell office:value-type="float" office:value="-418.1014961" calcext:value-type="float">
            <text:p>-418.1014961</text:p>
          </table:table-cell>
          <table:table-cell office:value-type="float" office:value="-418.0082691" calcext:value-type="float">
            <text:p>-418.0082691</text:p>
          </table:table-cell>
          <table:table-cell office:value-type="float" office:value="-4.49" calcext:value-type="float">
            <text:p>-4.49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0.069345" calcext:value-type="float">
            <text:p>0.069345</text:p>
          </table:table-cell>
          <table:table-cell office:value-type="float" office:value="-450.1774009" calcext:value-type="float">
            <text:p>-450.1774009</text:p>
          </table:table-cell>
          <table:table-cell office:value-type="float" office:value="-450.1080559" calcext:value-type="float">
            <text:p>-450.1080559</text:p>
          </table:table-cell>
          <table:table-cell office:value-type="float" office:value="-8.46" calcext:value-type="float">
            <text:p>-8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6:11:51.331876960</meta:creation-date>
    <dc:date>2022-11-08T17:36:04.118799898</dc:date>
    <meta:editing-duration>PT5M42S</meta:editing-duration>
    <meta:editing-cycles>4</meta:editing-cycles>
    <meta:generator>LibreOffice/7.4.1.2$MacOSX_AARCH64 LibreOffice_project/3c58a8f3a960df8bc8fd77b461821e42c061c5f0</meta:generator>
    <meta:document-statistic meta:table-count="1" meta:cell-count="305" meta:object-count="0"/>
  </office:meta>
</office:document-meta>
</file>